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1.588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" table:style-name="ta1">
        <table:shapes>
          <draw:frame draw:z-index="0" draw:style-name="gr1" draw:text-style-name="P1" svg:width="11cm" svg:height="8cm" svg:x="6.739cm" svg:y="0cm">
            <draw:object draw:notify-on-update-of-ranges="Sheet.A2:Sheet.A7 Sheet.A1:Sheet.A1 Sheet.B2:Sheet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cm" svg:height="8cm" svg:x="17.866cm" svg:y="0cm">
            <draw:object draw:notify-on-update-of-ranges="Sheet.A10:Sheet.A15 Sheet.A9:Sheet.A9 Sheet.B10:Sheet.B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1cm" svg:height="8cm" svg:x="28.846cm" svg:y="0cm">
            <draw:object draw:notify-on-update-of-ranges="Sheet.A18:Sheet.A23 Sheet.A17:Sheet.A17 Sheet.B18:Sheet.B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12" table:default-cell-style-name="Default"/>
        <table:table-row table:style-name="ro1">
          <table:table-cell table:style-name="ce2" office:value-type="string" calcext:value-type="string">
            <text:p>Yarn install</text:p>
          </table:table-cell>
          <table:table-cell table:style-name="ce2" office:value-type="string" calcext:value-type="string">
            <text:p>Averag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velte</text:p>
          </table:table-cell>
          <table:table-cell table:style-name="ce3" table:formula="of:=AVERAGE(INDIRECT(&quot;'./results.csv'#$results.A1:A65535&quot;))" office:value-type="float" office:value="1574.59090909091" calcext:value-type="float">
            <text:p>1 575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velteKit</text:p>
          </table:table-cell>
          <table:table-cell table:style-name="ce3" table:formula="of:=AVERAGE(INDIRECT(&quot;'./results.csv'#$results.B1:B65535&quot;))" office:value-type="float" office:value="2422.47727272727" calcext:value-type="float">
            <text:p>2 422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ue</text:p>
          </table:table-cell>
          <table:table-cell table:style-name="ce3" table:formula="of:=AVERAGE(INDIRECT(&quot;'./results.csv'#$results.M1:M65535&quot;))" office:value-type="float" office:value="3166.61363636364" calcext:value-type="float">
            <text:p>3 167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xt</text:p>
          </table:table-cell>
          <table:table-cell table:style-name="ce3" table:formula="of:=AVERAGE(INDIRECT(&quot;'./results.csv'#$results.P1:P65535&quot;))" office:value-type="float" office:value="17831.3636363636" calcext:value-type="float">
            <text:p>17 831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act</text:p>
          </table:table-cell>
          <table:table-cell table:style-name="ce3" table:formula="of:=AVERAGE(INDIRECT(&quot;'./results.csv'#$results.C1:C65535&quot;))" office:value-type="float" office:value="17940.1136363636" calcext:value-type="float">
            <text:p>17 940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xt.js</text:p>
          </table:table-cell>
          <table:table-cell table:style-name="ce3" table:formula="of:=AVERAGE(INDIRECT(&quot;'./results.csv'#$results.D1:D65535&quot;))" office:value-type="float" office:value="10563.8863636364" calcext:value-type="float">
            <text:p>10 564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6"/>
          <table:table-cell table:style-name="ce3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Yarn build</text:p>
          </table:table-cell>
          <table:table-cell table:style-name="ce2" office:value-type="string" calcext:value-type="string">
            <text:p>Average</text:p>
          </table:table-cell>
          <table:table-cell table:number-columns-repeated="6"/>
          <table:table-cell table:style-name="ce3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velte</text:p>
          </table:table-cell>
          <table:table-cell table:style-name="ce3" table:formula="of:=AVERAGE(INDIRECT(&quot;'./results.csv'#$results.E1:E65535&quot;))" office:value-type="float" office:value="1324.02272727273" calcext:value-type="float">
            <text:p>1 324</text:p>
          </table:table-cell>
          <table:table-cell office:value-type="string" calcext:value-type="string">
            <text:p>ms</text:p>
          </table:table-cell>
          <table:table-cell table:number-columns-repeated="5"/>
          <table:table-cell table:style-name="ce3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velteKit</text:p>
          </table:table-cell>
          <table:table-cell table:style-name="ce3" table:formula="of:=AVERAGE(INDIRECT(&quot;'./results.csv'#$results.F1:F65535&quot;))" office:value-type="float" office:value="2545.97727272727" calcext:value-type="float">
            <text:p>2 546</text:p>
          </table:table-cell>
          <table:table-cell office:value-type="string" calcext:value-type="string">
            <text:p>ms</text:p>
          </table:table-cell>
          <table:table-cell table:number-columns-repeated="5"/>
          <table:table-cell table:style-name="ce3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Vue</text:p>
          </table:table-cell>
          <table:table-cell table:style-name="ce3" table:formula="of:=AVERAGE(INDIRECT(&quot;'./results.csv'#$results.N1:N65535&quot;))" office:value-type="float" office:value="3501.06818181818" calcext:value-type="float">
            <text:p>3 501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xt</text:p>
          </table:table-cell>
          <table:table-cell table:style-name="ce3" table:formula="of:=AVERAGE(INDIRECT(&quot;'./results.csv'#$results.Q1:Q65535&quot;))" office:value-type="float" office:value="10382.1363636364" calcext:value-type="float">
            <text:p>10 382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act</text:p>
          </table:table-cell>
          <table:table-cell table:style-name="ce3" table:formula="of:=AVERAGE(INDIRECT(&quot;'./results.csv'#$results.G1:G65535&quot;))" office:value-type="float" office:value="8183.97727272727" calcext:value-type="float">
            <text:p>8 184</text:p>
          </table:table-cell>
          <table:table-cell office:value-type="string" calcext:value-type="string">
            <text:p>ms</text:p>
          </table:table-cell>
          <table:table-cell/>
          <table:table-cell table:style-name="ce3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Next.js</text:p>
          </table:table-cell>
          <table:table-cell table:style-name="ce3" table:formula="of:=AVERAGE(INDIRECT(&quot;'./results.csv'#$results.H1:H65535&quot;))" office:value-type="float" office:value="10902.3181818182" calcext:value-type="float">
            <text:p>10 902</text:p>
          </table:table-cell>
          <table:table-cell office:value-type="string" calcext:value-type="string">
            <text:p>ms</text:p>
          </table:table-cell>
          <table:table-cell/>
          <table:table-cell table:style-name="ce3" table:number-columns-repeated="2"/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Build size</text:p>
          </table:table-cell>
          <table:table-cell table:style-name="ce2" office:value-type="string" calcext:value-type="string">
            <text:p>Average</text:p>
          </table:table-cell>
          <table:table-cell table:number-columns-repeated="2"/>
          <table:table-cell table:style-name="ce3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velte</text:p>
          </table:table-cell>
          <table:table-cell table:style-name="ce3" table:formula="of:=AVERAGE(INDIRECT(&quot;'./results.csv'#$results.I1:I65535&quot;))" office:value-type="float" office:value="31.6363636363636" calcext:value-type="float">
            <text:p>32</text:p>
          </table:table-cell>
          <table:table-cell office:value-type="string" calcext:value-type="string">
            <text:p>K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velteKit</text:p>
          </table:table-cell>
          <table:table-cell table:style-name="ce3" table:formula="of:=AVERAGE(INDIRECT(&quot;'./results.csv'#$results.J1:J65535&quot;))" office:value-type="float" office:value="102.545454545455" calcext:value-type="float">
            <text:p>103</text:p>
          </table:table-cell>
          <table:table-cell office:value-type="string" calcext:value-type="string">
            <text:p>K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ue</text:p>
          </table:table-cell>
          <table:table-cell table:style-name="ce3" table:formula="of:=AVERAGE(INDIRECT(&quot;'./results.csv'#$results.O1:O65535&quot;))" office:value-type="float" office:value="119.636363636364" calcext:value-type="float">
            <text:p>120</text:p>
          </table:table-cell>
          <table:table-cell office:value-type="string" calcext:value-type="string">
            <text:p>K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xt</text:p>
          </table:table-cell>
          <table:table-cell table:style-name="ce3" table:formula="of:=AVERAGE(INDIRECT(&quot;'./results.csv'#$results.R1:R65535&quot;))" office:value-type="float" office:value="317.818181818182" calcext:value-type="float">
            <text:p>318</text:p>
          </table:table-cell>
          <table:table-cell office:value-type="string" calcext:value-type="string">
            <text:p>K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act</text:p>
          </table:table-cell>
          <table:table-cell table:style-name="ce3" table:formula="of:=AVERAGE(INDIRECT(&quot;'./results.csv'#$results.K1:K65535&quot;))" office:value-type="float" office:value="604" calcext:value-type="float">
            <text:p>604</text:p>
          </table:table-cell>
          <table:table-cell office:value-type="string" calcext:value-type="string">
            <text:p>K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xt.js</text:p>
          </table:table-cell>
          <table:table-cell table:style-name="ce3" table:formula="of:=AVERAGE(INDIRECT(&quot;'./results.csv'#$results.L1:L65535&quot;))" office:value-type="float" office:value="440" calcext:value-type="float">
            <text:p>440</text:p>
          </table:table-cell>
          <table:table-cell office:value-type="string" calcext:value-type="string">
            <text:p>KB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umber of executions</text:p>
          </table:table-cell>
          <table:table-cell table:formula="of:=COUNT(INDIRECT(&quot;'./results.csv'#$results.A1:A65535&quot;))" office:value-type="float" office:value="44" calcext:value-type="float">
            <text:p>44</text:p>
          </table:table-cell>
          <table:table-cell table:number-columns-repeated="13"/>
        </table:table-row>
        <table:table-row table:style-name="ro1" table:number-rows-repeated="104855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number:number-style style:name="N108">
      <number:number number:decimal-places="0" number:min-decimal-places="0" number:min-integer-digits="1" number:grouping="true" number:display-factor="1000"/>
      <number:text>ms</number:text>
    </number:number-style>
    <number:number-style style:name="N109">
      <number:number number:decimal-places="0" number:min-decimal-places="0" number:min-integer-digits="0" number:grouping="true"/>
      <number:text>ms</number:text>
    </number:number-style>
    <number:number-style style:name="N110">
      <number:number number:decimal-places="0" number:min-decimal-places="0" number:min-integer-digits="0" number:grouping="true" number:display-factor="1000"/>
      <number:text>ms</number:text>
    </number:number-style>
    <number:number-style style:name="N111">
      <number:number number:decimal-places="0" number:min-decimal-places="0" number:min-integer-digits="0" number:grouping="true"/>
      <number:text> ms</number:text>
    </number:number-style>
    <number:number-style style:name="N112">
      <number:number number:decimal-places="0" number:min-decimal-places="0" number:min-integer-digits="1" number:grouping="true"/>
      <number:text> ms</number:text>
    </number:number-style>
    <number:number-style style:name="N113">
      <number:number number:decimal-places="0" number:min-decimal-places="0" number:min-integer-digits="1" number:grouping="true"/>
      <number:text> KB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09T12:19:02.454000000</dc:date>
    <meta:editing-duration>PT2H11M22S</meta:editing-duration>
    <meta:editing-cycles>42</meta:editing-cycles>
    <meta:generator>LibreOffice/7.4.5.1$Windows_X86_64 LibreOffice_project/9c0871452b3918c1019dde9bfac75448afc4b57f</meta:generator>
    <meta:document-statistic meta:table-count="1" meta:cell-count="62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1">
      <number:number number:decimal-places="0" number:min-decimal-places="0" number:min-integer-digits="0" number:grouping="true"/>
      <number:text> m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001cm" svg:height="8.001cm" xlink:href=".." xlink:type="simple" chart:class="chart:bar" chart:style-name="ch1">
        <chart:title svg:x="2.665cm" svg:y="0.295cm" chart:style-name="ch2">
          <text:p>"yarn install" execution time
(lower is better)</text:p>
        </chart:title>
        <chart:plot-area chart:style-name="ch3" table:cell-range-address="Sheet.A1:Sheet.A7 Sheet.B2:Sheet.B7" chart:data-source-has-labels="both" svg:x="0.22cm" svg:y="1.738cm" svg:width="10.561cm" svg:height="6.103cm">
          <chart:coordinate-region svg:x="2.085cm" svg:y="1.937cm" svg:width="8.696cm" svg:height="5.257cm"/>
          <chart:axis chart:dimension="x" chart:name="primary-x" chart:style-name="ch4" chartooo:axis-type="auto">
            <chartooo:date-scale/>
            <chart:categories table:cell-range-address="Sheet.A2:Sheet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.B2:Sheet.B7" chart:label-cell-address="Sheet.A1:Sheet.A1" chart:class="chart:bar">
            <chart:data-point chart:style-name="ch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arn install</text:p>
                <draw:g>
                  <svg:desc>Sheet.A1:Sheet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velte</text:p>
                <draw:g>
                  <svg:desc>Sheet.A2:Sheet.A7</svg:desc>
                </draw:g>
              </table:table-cell>
              <table:table-cell office:value-type="float" office:value="1574.59090909091">
                <text:p>1574.59090909091</text:p>
                <draw:g>
                  <svg:desc>Sheet.B2:Sheet.B7</svg:desc>
                </draw:g>
              </table:table-cell>
            </table:table-row>
            <table:table-row>
              <table:table-cell office:value-type="string">
                <text:p>SvelteKit</text:p>
              </table:table-cell>
              <table:table-cell office:value-type="float" office:value="2422.47727272727">
                <text:p>2422.47727272727</text:p>
              </table:table-cell>
            </table:table-row>
            <table:table-row>
              <table:table-cell office:value-type="string">
                <text:p>Vue</text:p>
              </table:table-cell>
              <table:table-cell office:value-type="float" office:value="3166.61363636364">
                <text:p>3166.61363636364</text:p>
              </table:table-cell>
            </table:table-row>
            <table:table-row>
              <table:table-cell office:value-type="string">
                <text:p>Nuxt</text:p>
              </table:table-cell>
              <table:table-cell office:value-type="float" office:value="17831.3636363636">
                <text:p>17831.3636363636</text:p>
              </table:table-cell>
            </table:table-row>
            <table:table-row>
              <table:table-cell office:value-type="string">
                <text:p>React</text:p>
              </table:table-cell>
              <table:table-cell office:value-type="float" office:value="17940.1136363636">
                <text:p>17940.1136363636</text:p>
              </table:table-cell>
            </table:table-row>
            <table:table-row>
              <table:table-cell office:value-type="string">
                <text:p>Next.js</text:p>
              </table:table-cell>
              <table:table-cell office:value-type="float" office:value="10563.8863636364">
                <text:p>10563.88636363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2">
      <number:number number:decimal-places="0" number:min-decimal-places="0" number:min-integer-digits="1" number:grouping="true"/>
      <number:text> m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001cm" svg:height="8.001cm" xlink:href=".." xlink:type="simple" chart:class="chart:bar" chart:style-name="ch1">
        <chart:title svg:x="2.784cm" svg:y="0.295cm" chart:style-name="ch2">
          <text:p>"yarn build" execution time
(lower is better)</text:p>
        </chart:title>
        <chart:plot-area chart:style-name="ch3" table:cell-range-address="Sheet.A9:Sheet.A15 Sheet.B10:Sheet.B15" chart:data-source-has-labels="both" svg:x="0.22cm" svg:y="1.738cm" svg:width="10.561cm" svg:height="6.103cm">
          <chart:coordinate-region svg:x="2.085cm" svg:y="1.937cm" svg:width="8.696cm" svg:height="5.257cm"/>
          <chart:axis chart:dimension="x" chart:name="primary-x" chart:style-name="ch4" chartooo:axis-type="auto">
            <chartooo:date-scale/>
            <chart:categories table:cell-range-address="Sheet.A10:Sheet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.B10:Sheet.B15" chart:label-cell-address="Sheet.A9:Sheet.A9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arn build</text:p>
                <draw:g>
                  <svg:desc>Sheet.A9:Sheet.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velte</text:p>
                <draw:g>
                  <svg:desc>Sheet.A10:Sheet.A15</svg:desc>
                </draw:g>
              </table:table-cell>
              <table:table-cell office:value-type="float" office:value="1324.02272727273">
                <text:p>1324.02272727273</text:p>
                <draw:g>
                  <svg:desc>Sheet.B10:Sheet.B15</svg:desc>
                </draw:g>
              </table:table-cell>
            </table:table-row>
            <table:table-row>
              <table:table-cell office:value-type="string">
                <text:p>SvelteKit</text:p>
              </table:table-cell>
              <table:table-cell office:value-type="float" office:value="2545.97727272727">
                <text:p>2545.97727272727</text:p>
              </table:table-cell>
            </table:table-row>
            <table:table-row>
              <table:table-cell office:value-type="string">
                <text:p>Vue</text:p>
              </table:table-cell>
              <table:table-cell office:value-type="float" office:value="3501.06818181818">
                <text:p>3501.06818181818</text:p>
              </table:table-cell>
            </table:table-row>
            <table:table-row>
              <table:table-cell office:value-type="string">
                <text:p>Nuxt</text:p>
              </table:table-cell>
              <table:table-cell office:value-type="float" office:value="10382.1363636364">
                <text:p>10382.1363636364</text:p>
              </table:table-cell>
            </table:table-row>
            <table:table-row>
              <table:table-cell office:value-type="string">
                <text:p>React</text:p>
              </table:table-cell>
              <table:table-cell office:value-type="float" office:value="8183.97727272727">
                <text:p>8183.97727272727</text:p>
              </table:table-cell>
            </table:table-row>
            <table:table-row>
              <table:table-cell office:value-type="string">
                <text:p>Next.js</text:p>
              </table:table-cell>
              <table:table-cell office:value-type="float" office:value="10902.3181818182">
                <text:p>10902.31818181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3">
      <number:number number:decimal-places="0" number:min-decimal-places="0" number:min-integer-digits="1" number:grouping="true"/>
      <number:text> KB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3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001cm" svg:height="8.001cm" xlink:href=".." xlink:type="simple" chart:class="chart:bar" chart:style-name="ch1">
        <chart:title svg:x="3.856cm" svg:y="0.295cm" chart:style-name="ch2">
          <text:p>Final build size
(lower is better)</text:p>
        </chart:title>
        <chart:plot-area chart:style-name="ch3" table:cell-range-address="Sheet.A17:Sheet.A23 Sheet.B18:Sheet.B23" chart:data-source-has-labels="both" svg:x="0.22cm" svg:y="1.738cm" svg:width="10.561cm" svg:height="6.103cm">
          <chart:coordinate-region svg:x="1.609cm" svg:y="1.937cm" svg:width="9.172cm" svg:height="5.257cm"/>
          <chart:axis chart:dimension="x" chart:name="primary-x" chart:style-name="ch4" chartooo:axis-type="auto">
            <chartooo:date-scale/>
            <chart:categories table:cell-range-address="Sheet.A18:Sheet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.B18:Sheet.B23" chart:label-cell-address="Sheet.A17:Sheet.A17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ild size</text:p>
                <draw:g>
                  <svg:desc>Sheet.A17:Sheet.A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velte</text:p>
                <draw:g>
                  <svg:desc>Sheet.A18:Sheet.A23</svg:desc>
                </draw:g>
              </table:table-cell>
              <table:table-cell office:value-type="float" office:value="31.6363636363636">
                <text:p>31.6363636363636</text:p>
                <draw:g>
                  <svg:desc>Sheet.B18:Sheet.B23</svg:desc>
                </draw:g>
              </table:table-cell>
            </table:table-row>
            <table:table-row>
              <table:table-cell office:value-type="string">
                <text:p>SvelteKit</text:p>
              </table:table-cell>
              <table:table-cell office:value-type="float" office:value="102.545454545455">
                <text:p>102.545454545455</text:p>
              </table:table-cell>
            </table:table-row>
            <table:table-row>
              <table:table-cell office:value-type="string">
                <text:p>Vue</text:p>
              </table:table-cell>
              <table:table-cell office:value-type="float" office:value="119.636363636364">
                <text:p>119.636363636364</text:p>
              </table:table-cell>
            </table:table-row>
            <table:table-row>
              <table:table-cell office:value-type="string">
                <text:p>Nuxt</text:p>
              </table:table-cell>
              <table:table-cell office:value-type="float" office:value="317.818181818182">
                <text:p>317.818181818182</text:p>
              </table:table-cell>
            </table:table-row>
            <table:table-row>
              <table:table-cell office:value-type="string">
                <text:p>React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Next.js</text:p>
              </table:table-cell>
              <table:table-cell office:value-type="float" office:value="440">
                <text:p>4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